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style:text-underline-type="single" fo:font-size="18pt" fo:font-style="italic" fo:font-weight="bold"/>
    </style:style>
    <style:style style:family="text" style:name="T2" style:display-name="T2">
      <style:text-properties fo:font-size="18pt"/>
    </style:style>
    <style:style style:family="text" style:name="T3" style:display-name="T3">
      <style:text-properties fo:font-weight="bold"/>
    </style:style>
    <style:style style:family="text" style:name="T4" style:display-name="T4">
      <style:text-properties style:text-underline-type="single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Normal">Есть 4 уровня</text:p>
        <text:p text:style-name="Normal"/>
        <text:p text:style-name="Normal">1. библиотека + её плагины</text:p>
        <text:p text:style-name="Normal">2. ядро + расширения </text:p>
        <text:p text:style-name="Normal">3. модули </text:p>
        <text:p text:style-name="Normal">4. пользовательские плагины</text:p>
        <text:p text:style-name="Normal"/>
        <text:p text:style-name="Normal"/>
        <text:p text:style-name="Normal"><text:span text:style-name="T1">1 уровень </text:span></text:p>
        <text:p text:style-name="Normal"><text:tab/> ﻿это всего лишь коробка с инструментами. Инструменты помогают вам забивать гвозди, пилить доски. Какие-то инструменты очень нужны, есть и которые пылятся.</text:p>
        <text:p text:style-name="Normal"/>
        <text:p text:style-name="Normal"/>
        <text:p text:style-name="Normal"><text:span text:style-name="T1">2 уровень </text:span></text:p>
        <text:p text:style-name="Normal"><text:tab/>﻿управляет жизнью частей системы, предоставляет коммуникационный интерфейс, контролирует ошибки всего приложения.</text:p>
        <text:p text:style-name="Normal"/>
        <text:p text:style-name="Normal"><text:span text:style-name="T1">3 уровень</text:span><text:span text:style-name="T2"> </text:span></text:p>
        <text:p text:style-name="Normal"><text:tab/><text:span text:style-name="T3">Приложение состоит из модулей </text:span>— это независимые части приложения, управляемые Ядром, но не имеющие прямых связей с самим Ядром. <text:span text:style-name="T4">Модули веб-приложений состоят из </text:span>HTML + CSS + JavaScript + Ресурсы</text:p>
        <text:p text:style-name="Normal"><text:span text:style-name="T3">Ресурсы модуля</text:span> — локализация, дескрипторы и другие приватные данные модуля. Каждый модуль должен жить отдельно от всего приложения. </text:p>
        <text:p text:style-name="Normal"><text:span text:style-name="T3">Задача каждого модуля</text:span> — выполнять узконаправленную функцию. Модули должны быть обособлены и чем меньше модуль знает о других модулях тем будет проще поддерживать всё приложение. Когда вы создаете новый код и навешиваете зависимости, подумайте о том, что завтра нужно будет выкинуть его. </text:p>
        <text:p text:style-name="Normal"/>
        <text:p text:style-name="Normal"><text:span text:style-name="T1">4 уровень</text:span></text:p>
        <text:p text:style-name="Normal"><text:tab/>Пользовательские плагины. </text:p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Times New Roman" fo:font-size="12pt" fo:language="ru" fo:country="RU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5-12-05T19:42:31</meta:creation-date>
  </office:meta>
</office:document-meta>
</file>